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07000001DC567D0AC17.svm"/>
  <manifest:file-entry manifest:media-type="" manifest:full-path="Pictures/20000007000024CC0000189A354EC86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font-size="16pt" fo:language="en" fo:country="GB" style:font-size-asian="16pt" style:font-size-complex="16pt"/>
    </style:style>
    <style:style style:name="P3" style:family="paragraph" style:parent-style-name="Standard">
      <style:text-properties fo:language="en" fo:country="GB"/>
    </style:style>
    <style:style style:name="P4" style:family="paragraph" style:parent-style-name="Standard">
      <style:text-properties fo:language="en" fo:country="GB" fo:font-weight="bold" style:font-weight-asian="bold" style:font-weight-complex="bold"/>
    </style:style>
    <style:style style:name="P5" style:family="paragraph" style:parent-style-name="Standard" style:list-style-name="L1">
      <style:text-properties fo:language="en" fo:country="GB"/>
    </style:style>
    <style:style style:name="P6" style:family="paragraph" style:parent-style-name="Standard">
      <style:text-properties fo:language="en" fo:country="GB" fo:font-weight="normal" style:font-weight-asian="normal" style:font-weight-complex="normal"/>
    </style:style>
    <style:style style:name="P7" style:family="paragraph" style:parent-style-name="Standard" style:list-style-name="L2">
      <style:text-properties fo:language="en" fo:country="GB"/>
    </style:style>
    <style:style style:name="P8" style:family="paragraph" style:parent-style-name="Standard">
      <style:paragraph-properties fo:text-align="end" style:justify-single-word="false"/>
      <style:text-properties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nb" fo:country="NO"/>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PC Documentation</text:p>
      <text:p text:style-name="P8">Knut <text:span text:style-name="T3">Øien, 091379</text:span></text:p>
      <text:p text:style-name="P4"/>
      <text:p text:style-name="P4"/>
      <text:p text:style-name="P4">Introduction</text:p>
      <text:p text:style-name="P1"/>
      <text:p text:style-name="P1"><text:tab/>I chose to make an AI for our little project. This I did not manage to finish, and I will not sugar coat it. I simply did not work enough. Even if it is regrettable I still managed to add to the project by creating a grid/npc environment for collision detection. This was made because there was uncertainties on whether we were going to use Havok or not.</text:p>
      <text:p text:style-name="P1"><text:tab/> My first idea I had was to make a graph of way points spread around the terrain. Using A* algorithm to navigate the world. The 'robotic' movement was not something I wanted. To place the way points I had to know the type of terrain I had to work with. This made it complicated,s because I did not know the terrain we were going to use.</text:p>
      <text:p text:style-name="P1"><text:tab/>Instead I chose to make a grid to represent the AI environment. I chose this because it will make 'smoother' movement, and I did not need to know the terrain type.</text:p>
      <text:p text:style-name="P1"><text:tab/>I will now document the thoughts and ideas I have had for the AI and grid. <text:span text:style-name="T2">A lot of the AI would probably be different. Of this I am certain. I have not made an AI this way before and <text:s/>do not know if I have a very good solution.</text:span></text:p>
      <text:p text:style-name="P1"><text:span text:style-name="T2"><text:tab/>The documentation might not be very long but the code is well commented. </text:span></text:p>
      <text:p text:style-name="P1"><text:span text:style-name="T2"/></text:p>
      <text:p text:style-name="P1"><text:span text:style-name="T2">You can find my code on my git repository:</text:span><text:a xlink:type="simple" xlink:href="https://github.com/Malidar/MyTestRepo"><text:span text:style-name="T2">https://github.com/Malidar/MyTestRepo</text:span></text:a><text:span text:style-name="T2">\</text:span></text:p>
      <text:p text:style-name="P1"><text:span text:style-name="T1">Note:</text:span><text:span text:style-name="T2"> There are lots of comments that are thoughts/messages to other members of the group. </text:span></text:p>
      <text:p text:style-name="P1"/>
      <text:p text:style-name="P4">NPC environment</text:p>
      <text:p text:style-name="P1"/>
      <text:p text:style-name="P4">-Grid</text:p>
      <text:p text:style-name="P1"/>
      <text:p text:style-name="P1"><text:tab/>The grid is made up of a two dimensional matrix that is split up by a certain amount(divw/divh) of grid cells. Inside each grid cell there is a list that contain references to entities that are inside that specific cell. </text:p>
      <text:p text:style-name="P1"><text:tab/>In this way a player/npc would be able to check the cells that are most relevant to see if there was/will be a collision. Otherwise they would need to check against the whole world.</text:p>
      <text:p text:style-name="P1"/>
      <text:p text:style-name="P1">Two ideas for improving the grid class:</text:p>
      <text:p text:style-name="P1"/>
      <text:list xml:id="list29552706" text:style-name="L1">
        <text:list-item>
          <text:p text:style-name="P5">Make a function that decides the divisors ( divw/divh ) in such a way that the grid is made out of perfect squares.</text:p>
        </text:list-item>
        <text:list-item>
          <text:p text:style-name="P5">Make an function that decides the divisors optimal relative to the numbers of total entities in the grid/world. Ex. If there are few entities compared to the size of the world. There is no need to have very small grid cells.</text:p>
        </text:list-item>
      </text:list>
      <text:p text:style-name="P4">Edit:</text:p>
      <text:p text:style-name="P1"><text:tab/>A problem that is very relevant is if you allow the entities that you create to have a width or height( along the z axis ) bigger than the gird cells. This makes it possible to have more than four references to the same entity in the grid. This makes it harder to allocate the entities. </text:p>
      <text:p text:style-name="P1">If you restrict the entity size you simplify things, because you only need to check against an entities 4 corners ( bounding box ).</text:p>
      <text:p text:style-name="P1"/>
      <text:p text:style-name="P1"/>
      <text:p text:style-name="P1"/>
      <text:p text:style-name="P1"/>
      <text:p text:style-name="P1"/>
      <text:p text:style-name="P4"><text:soft-page-break/>Collision detection</text:p>
      <text:p text:style-name="P1"/>
      <text:p text:style-name="P1"><text:tab/>The grid is mainly created for collision detection and the following methods are used to check for collisions.</text:p>
      <text:p text:style-name="P1"/>
      <text:p text:style-name="P4">-Bounding Box</text:p>
      <text:p text:style-name="P1"><text:tab/>I used simple bounding boxes to represent the space an entity would use. This makes collision checks against an entity very simple. I wont bother elaborating this.</text:p>
      <text:p text:style-name="P1"/>
      <text:p text:style-name="P4">-Triangle Check</text:p>
      <text:p text:style-name="P1"><text:tab/>To create the field of view I used a triangle, and that is why I also have a triangle collision check to see if a point is inside it. I found many ways to do this including splitting the triangle up in three smaller triangles and check the total area, barycentric coordinates and different 'walk around the edge' methods. I use the latter, by checking the sign of a cross product against the point and the edge of the triangle. If the sign is the same for all three checks then the point is inside of the triangle.</text:p>
      <text:p text:style-name="P1"/>
      <text:p text:style-name="P4">-Line Algorithms</text:p>
      <text:p text:style-name="P1"><text:tab/>To make collision checks against the environment I use 'ray casting', but only one iteration, so it is simplified. I use the Bresenham Algorithm for this. </text:p>
      <text:p text:style-name="P1"/>
      <text:p text:style-name="P4">Manoeuvring </text:p>
      <text:p text:style-name="P4"><draw:frame draw:style-name="fr1" draw:name="bilder1" text:anchor-type="paragraph" svg:width="9.419cm" svg:height="6.299cm" draw:z-index="0"><draw:image xlink:href="Pictures/20000007000024CC0000189A354EC869.svm" xlink:type="simple" xlink:show="embed" xlink:actuate="onLoad"/></draw:frame></text:p>
      <text:p text:style-name="P4">-Field of View</text:p>
      <text:p text:style-name="P1"><text:tab/>The field of view(fov) is represented by a simple triangle with origin in a players position.</text:p>
      <text:p text:style-name="P1"><draw:frame draw:style-name="fr2" draw:name="bilder2" text:anchor-type="paragraph" svg:x="13.884cm" svg:y="1.296cm" svg:width="2.674cm" svg:height="5.389cm" draw:z-index="1"><draw:image xlink:href="Pictures/200000070000107000001DC567D0AC17.svm" xlink:type="simple" xlink:show="embed" xlink:actuate="onLoad"/></draw:frame>To check for collisions in a players path. The player only need to check the grid cells that 'touch' the fov(pic). The entities found in this manner is saved in an array and a ray cast is made against them(sorted on range) to check if they are visible(no obstacle). </text:p>
      <text:p text:style-name="P1">To avoid collisions I've thought of two methods:</text:p>
      <text:list xml:id="list30644276" text:style-name="L2">
        <text:list-item>
          <text:list>
            <text:list-item>
              <text:list>
                <text:list-item>
                  <text:p text:style-name="P7">Simply rotating a random direction until there is no more collision along the range or fov.</text:p>
                </text:list-item>
                <text:list-item>
                  <text:p text:style-name="P7">By drawing a line from the players movement vector with the same length of the range. You can use method 1. and rotate both ways to find the two possible paths. Then continue to do the same check from those points until you reach the way point. (pic)</text:p>
                  <text:p text:style-name="P7">Saving the results in an array or queue.</text:p>
                </text:list-item>
              </text:list>
            </text:list-item>
          </text:list>
        </text:list-item>
      </text:list>
      <text:p text:style-name="P1"/>
      <text:p text:style-name="P1"/>
      <text:p text:style-name="P1"/>
      <text:p text:style-name="P1"><text:soft-page-break/></text:p>
      <text:p text:style-name="P4">Behaviour</text:p>
      <text:p text:style-name="P6"/>
      <text:p text:style-name="P4">-Condition flags</text:p>
      <text:p text:style-name="P6"><text:tab/>The npc will do certain things in different conditions. These are represented with integers and setting the bit related to the condition.</text:p>
      <text:p text:style-name="P6"/>
      <text:p text:style-name="P4">-Priority Queues</text:p>
      <text:p text:style-name="P6"><text:tab/>The actions the npc needs to do or does is pushed on a priority queue. There is two queues one containing the low priority actions/tasks and one with high priorities. If a hight priority action <text:s/>occurs the npc does that at once, if there are no high priority it does the low priorities until finished. <text:s/>This gives the npc a short term memory. Ex. If an npc shoots at a player and suddenly gets shot at, the npc needs to take cover. When in cover it then pops the next action of the queue which is to fire at the player. </text:p>
      <text:p text:style-name="P6"/>
      <text:p text:style-name="P4">-Actions</text:p>
      <text:p text:style-name="P6"><text:tab/>The actions of the npc is made up of tasks. The tasks are simple commands to do one thing. If you want more complex behaviour you will be able to combine these tasks and make user defined schemes.</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nut Øien</meta:initial-creator>
    <meta:creation-date>2011-11-02T17:25:22.23</meta:creation-date>
    <dc:date>2011-12-19T14:04:46.07</dc:date>
    <dc:creator>Knut Øien</dc:creator>
    <meta:editing-duration>PT09H46M37S</meta:editing-duration>
    <meta:editing-cycles>11</meta:editing-cycles>
    <meta:generator>OpenOffice.org/3.2$Win32 OpenOffice.org_project/320m18$Build-9502</meta:generator>
    <meta:document-statistic meta:table-count="0" meta:image-count="2" meta:object-count="0" meta:page-count="3" meta:paragraph-count="44" meta:word-count="984" meta:character-count="5340"/>
  </office:meta>
</office:document-meta>
</file>